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f2066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f206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9eb2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99949" officeooo:paragraph-rsid="00699949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9da8b" officeooo:paragraph-rsid="00659fe8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13bfb" officeooo:paragraph-rsid="00659fe8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f9b35" officeooo:paragraph-rsid="00677890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05128" officeooo:paragraph-rsid="00305128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c0f47" officeooo:paragraph-rsid="0049d677" style:font-size-asian="12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f9b35" officeooo:paragraph-rsid="0062f77e" style:font-size-asian="12pt" style:font-weight-asian="normal" style:font-size-complex="12pt" style:font-weight-complex="normal"/>
    </style:style>
    <style:style style:name="P11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f9b35" officeooo:paragraph-rsid="00677890" style:font-size-asian="12pt" style:font-weight-asian="normal" style:font-size-complex="12pt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2f77e" officeooo:paragraph-rsid="0062f77e" style:font-size-asian="12pt" style:font-weight-asian="normal" style:font-size-complex="12pt" style:font-weight-complex="normal"/>
    </style:style>
    <style:style style:name="P13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1b7b0" officeooo:paragraph-rsid="0063e705" style:font-size-asian="12pt" style:font-weight-asian="normal" style:font-size-complex="12pt" style:font-weight-complex="normal"/>
    </style:style>
    <style:style style:name="P14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43986" officeooo:paragraph-rsid="00677890" style:font-size-asian="12pt" style:font-weight-asian="normal" style:font-size-complex="12pt" style:font-weight-complex="normal"/>
    </style:style>
    <style:style style:name="P15" style:family="paragraph" style:parent-style-name="Standard" style:list-style-name="L1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77890" officeooo:paragraph-rsid="00677890" style:font-size-asian="12pt" style:font-weight-asian="normal" style:font-size-complex="12pt" style:font-weight-complex="normal"/>
    </style:style>
    <style:style style:name="P16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5fd2" officeooo:paragraph-rsid="004f5fd2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ed718" officeooo:paragraph-rsid="00305128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officeooo:rsid="003baf87" officeooo:paragraph-rsid="0062f77e"/>
    </style:style>
    <style:style style:name="P1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officeooo:rsid="00677890" officeooo:paragraph-rsid="00677890"/>
    </style:style>
    <style:style style:name="P20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officeooo:rsid="00677890" officeooo:paragraph-rsid="00677890"/>
    </style:style>
    <style:style style:name="P2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officeooo:paragraph-rsid="0062f77e"/>
    </style:style>
    <style:style style:name="P22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officeooo:paragraph-rsid="0062f77e"/>
    </style:style>
    <style:style style:name="P23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officeooo:rsid="0062f77e" officeooo:paragraph-rsid="0062f77e"/>
    </style:style>
    <style:style style:name="P24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officeooo:rsid="0062f77e" officeooo:paragraph-rsid="0062f77e"/>
    </style:style>
    <style:style style:name="P25" style:family="paragraph" style:parent-style-name="Standard">
      <style:paragraph-properties fo:text-align="start" style:justify-single-word="false"/>
      <style:text-properties style:font-name="DejaVu Sans Condensed" officeooo:paragraph-rsid="005f2066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DejaVu Sans Condensed" officeooo:paragraph-rsid="0049d677"/>
    </style:style>
    <style:style style:name="P27" style:family="paragraph" style:parent-style-name="Standard" style:list-style-name="L14">
      <style:paragraph-properties fo:text-align="start" style:justify-single-word="false"/>
      <style:text-properties style:font-name="DejaVu Sans Condensed" officeooo:paragraph-rsid="006bc16b"/>
    </style:style>
    <style:style style:name="P28" style:family="paragraph" style:parent-style-name="Standard" style:list-style-name="L10">
      <style:paragraph-properties fo:text-align="start" style:justify-single-word="false"/>
      <style:text-properties style:font-name="DejaVu Sans Condensed" officeooo:paragraph-rsid="00677890"/>
    </style:style>
    <style:style style:name="P29" style:family="paragraph" style:parent-style-name="Standard" style:list-style-name="L7">
      <style:paragraph-properties fo:text-align="start" style:justify-single-word="false"/>
      <style:text-properties style:font-name="DejaVu Sans Condensed" officeooo:rsid="005f9b35" officeooo:paragraph-rsid="0062f77e"/>
    </style:style>
    <style:style style:name="P30" style:family="paragraph" style:parent-style-name="Standard" style:list-style-name="L10">
      <style:paragraph-properties fo:text-align="start" style:justify-single-word="false"/>
      <style:text-properties style:font-name="DejaVu Sans Condensed" officeooo:rsid="00677890" officeooo:paragraph-rsid="006bc16b"/>
    </style:style>
    <style:style style:name="P31" style:family="paragraph" style:parent-style-name="Standard" style:list-style-name="L10">
      <style:paragraph-properties fo:text-align="start" style:justify-single-word="false"/>
      <style:text-properties style:font-name="DejaVu Sans Condensed" officeooo:rsid="006e1af8" officeooo:paragraph-rsid="006bc16b"/>
    </style:style>
    <style:style style:name="P32" style:family="paragraph" style:parent-style-name="Standard" style:list-style-name="L10">
      <style:paragraph-properties fo:text-align="start" style:justify-single-word="false"/>
      <style:text-properties style:font-name="DejaVu Sans Condensed" officeooo:rsid="006bc16b" officeooo:paragraph-rsid="006bc16b"/>
    </style:style>
    <style:style style:name="P33" style:family="paragraph" style:parent-style-name="Standard" style:list-style-name="L10">
      <style:paragraph-properties fo:text-align="start" style:justify-single-word="false"/>
      <style:text-properties style:font-name="DejaVu Sans Condensed" officeooo:rsid="00699949" officeooo:paragraph-rsid="006bc16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fed92" style:font-weight-asian="bold" style:font-weight-complex="bold"/>
    </style:style>
    <style:style style:name="T3" style:family="text">
      <style:text-properties fo:font-weight="bold" officeooo:rsid="00643986" style:font-weight-asian="bold" style:font-weight-complex="bold"/>
    </style:style>
    <style:style style:name="T4" style:family="text">
      <style:text-properties fo:font-weight="bold" officeooo:rsid="00677890" style:font-weight-asian="bold" style:font-weight-complex="bold"/>
    </style:style>
    <style:style style:name="T5" style:family="text">
      <style:text-properties fo:font-weight="bold" officeooo:rsid="006bc16b" style:font-weight-asian="bold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3395b7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5d57c9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5f2066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613bfb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6686f7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677890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49d677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6aa64b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style:font-name="DejaVu Sans Condensed" fo:font-size="12pt" fo:font-weight="normal" officeooo:rsid="00677890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style:font-name="DejaVu Sans Condensed" fo:font-size="12pt" fo:font-weight="normal" officeooo:rsid="0049d677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style:font-name="DejaVu Sans Condensed" fo:font-size="12pt" fo:font-weight="normal" officeooo:rsid="006af2b7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fo:font-size="12pt" fo:font-weight="normal" officeooo:rsid="0049d677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fo:font-size="12pt" fo:font-weight="normal" officeooo:rsid="00677890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fo:font-size="12pt" fo:font-weight="normal" officeooo:rsid="006af2b7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fo:font-size="12pt" fo:font-weight="bold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fo:font-size="12pt" fo:font-weight="bold" officeooo:rsid="005d57c9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fo:font-size="12pt" fo:font-weight="bold" officeooo:rsid="005f2066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fo:font-size="12pt" fo:font-weight="bold" officeooo:rsid="006aa64b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fo:font-size="12pt" fo:font-weight="bold" officeooo:rsid="00264d9d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fo:font-size="12pt" fo:font-weight="bold" officeooo:rsid="001bf317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fo:font-size="12pt" fo:font-weight="bold" officeooo:rsid="0019eb27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fo:font-size="12pt" fo:font-weight="bold" officeooo:rsid="00613bfb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fo:font-size="12pt" fo:font-weight="bold" officeooo:rsid="003395b7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fo:font-size="12pt" fo:font-weight="bold" officeooo:rsid="006686f7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fo:font-size="12pt" fo:font-weight="bold" officeooo:rsid="0049d677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fo:font-size="12pt" fo:font-weight="bold" officeooo:rsid="00677890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fo:font-size="12pt" fo:font-weight="bold" officeooo:rsid="006af2b7" style:font-size-asian="12pt" style:font-weight-asian="bold" style:font-size-complex="12pt" style:font-weight-complex="bold"/>
    </style:style>
    <style:style style:name="T39" style:family="text">
      <style:text-properties officeooo:rsid="0035db3e"/>
    </style:style>
    <style:style style:name="T40" style:family="text">
      <style:text-properties officeooo:rsid="005f9b35"/>
    </style:style>
    <style:style style:name="T41" style:family="text">
      <style:text-properties officeooo:rsid="00613bfb"/>
    </style:style>
    <style:style style:name="T42" style:family="text">
      <style:text-properties officeooo:rsid="004fed92"/>
    </style:style>
    <style:style style:name="T43" style:family="text">
      <style:text-properties officeooo:rsid="00530110"/>
    </style:style>
    <style:style style:name="T44" style:family="text">
      <style:text-properties officeooo:rsid="00677890"/>
    </style:style>
    <style:style style:name="T45" style:family="text">
      <style:text-properties officeooo:rsid="00643986"/>
    </style:style>
    <style:style style:name="T46" style:family="text">
      <style:text-properties officeooo:rsid="00681f1a"/>
    </style:style>
    <style:style style:name="T47" style:family="text">
      <style:text-properties officeooo:rsid="006af2b7"/>
    </style:style>
    <style:style style:name="T48" style:family="text">
      <style:text-properties officeooo:rsid="006bc16b"/>
    </style:style>
    <style:style style:name="T49" style:family="text">
      <style:text-properties officeooo:rsid="006cba4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39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E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25"><text:span text:style-name="T27">5</text:span><text:span text:style-name="T28">0</text:span><text:span text:style-name="T29">1</text:span><text:span text:style-name="T30"> - </text:span><text:span text:style-name="T31">A/G </text:span><text:span text:style-name="T32">- </text:span><text:span text:style-name="T33">Guns</text:span><text:span text:style-name="T34">, </text:span><text:span text:style-name="T35">Gun pods, </text:span><text:span text:style-name="T34">Rockets</text:span></text:p>
      <text:p text:style-name="P3"/>
      <text:p text:style-name="P4">Fence In:</text:p>
      <text:list text:style-name="L1">
        <text:list-item>
          <text:p text:style-name="P26"><text:span text:style-name="T36">Master Arm</text:span><text:span text:style-name="T23"> ... </text:span><text:span text:style-name="T36">ON</text:span></text:p>
        </text:list-item>
      </text:list>
      <text:p text:style-name="P9"/>
      <text:p text:style-name="P5"><text:span text:style-name="T41">Internal g</text:span>uns<text:span text:style-name="T43"> -- 2x Mk 12 20 mm cannon, 100 rounds each, 1000 rpm</text:span></text:p>
      <text:list xml:id="list1838513966" text:style-name="L2">
        <text:list-item>
          <text:p text:style-name="P18"><text:span text:style-name="T2">GUNS</text:span><text:span text:style-name="T42"> switch ... </text:span><text:span text:style-name="T2">READY</text:span><text:span text:style-name="T42"> (charges guns, should make an audible "clunk") (center console top)</text:span></text:p>
        </text:list-item>
      </text:list>
      <text:list text:style-name="L3">
        <text:list-item>
          <text:list>
            <text:list-item>
              <text:p text:style-name="P10">You have 3 nitrogen charges to arm the guns. <text:s/>Those get refreshed when doing Rearm/Refuel.</text:p>
            </text:list-item>
          </text:list>
        </text:list-item>
      </text:list>
      <text:list xml:id="list82026321208341" text:continue-list="list1838513966" text:style-name="L2">
        <text:list-item>
          <text:p text:style-name="P19"><text:span text:style-name="T1">Gunsight depression</text:span> ... <text:span text:style-name="T1">0 mils</text:span></text:p>
        </text:list-item>
        <text:list-item>
          <text:p text:style-name="P21"><text:span text:style-name="T42">Fire with </text:span><text:span text:style-name="T2">Trigger</text:span><text:span text:style-name="T42">.</text:span></text:p>
        </text:list-item>
      </text:list>
      <text:list text:style-name="L4">
        <text:list-item>
          <text:list>
            <text:list-item>
              <text:p text:style-name="P23">If gun pods are also armed, they will fire as well.</text:p>
            </text:list-item>
          </text:list>
        </text:list-item>
      </text:list>
      <text:p text:style-name="P9"/>
      <text:p text:style-name="P6">Gun pods<text:span text:style-name="T43"> -- Mk 4 HIPEG 20 mm cannon, 750 rounds each, 1000 rpm</text:span></text:p>
      <text:list xml:id="list3700406428" text:style-name="L5">
        <text:list-item>
          <text:p text:style-name="P12"><text:span text:style-name="T1">GUN PODS</text:span> pylon switches ... <text:span text:style-name="T1">READY</text:span> for pylons with gun pods (left console forward, just in front of throttle)</text:p>
        </text:list-item>
        <text:list-item>
          <text:p text:style-name="P12"><text:span text:style-name="T1">CHARGE</text:span> switch ... <text:span text:style-name="T1">CHARGE</text:span> (left console forward, just in front of throttle)</text:p>
        </text:list-item>
      </text:list>
      <text:list text:style-name="L6">
        <text:list-item>
          <text:list>
            <text:list-item>
              <text:p text:style-name="P13">Keep them in <text:span text:style-name="T1">CHARGE</text:span> to use the gun pods.</text:p>
            </text:list-item>
            <text:list-item>
              <text:p text:style-name="P13">If gun pods are set to CLEAR, they will be cleared and rendered inoperable until Rearm/Refuel.</text:p>
            </text:list-item>
          </text:list>
        </text:list-item>
      </text:list>
      <text:list text:style-name="L7">
        <text:list-item>
          <text:list>
            <text:list-item>
              <text:p text:style-name="P29">You have 3 nitrogen charges to arm the guns. <text:s/>Those get refreshed when doing Rearm/Refuel.</text:p>
            </text:list-item>
          </text:list>
        </text:list-item>
      </text:list>
      <text:list xml:id="list82025265183613" text:continue-list="list3700406428" text:style-name="L5">
        <text:list-item>
          <text:p text:style-name="P20"><text:span text:style-name="T1">Gunsight depression</text:span> ... <text:span text:style-name="T1">0 mils</text:span></text:p>
        </text:list-item>
        <text:list-item>
          <text:p text:style-name="P22"><text:span text:style-name="T42">Fire with </text:span><text:span text:style-name="T2">Trigger</text:span><text:span text:style-name="T42">.</text:span></text:p>
        </text:list-item>
      </text:list>
      <text:list text:style-name="L8">
        <text:list-item>
          <text:list>
            <text:list-item>
              <text:p text:style-name="P24">If internal guns are also armed, they will fire as well.</text:p>
            </text:list-item>
          </text:list>
        </text:list-item>
      </text:list>
      <text:p text:style-name="P9"/>
      <text:p text:style-name="P7">AWRS panel setup for <text:span text:style-name="T44">rockets</text:span></text:p>
      <text:list text:style-name="L9">
        <text:list-item>
          <text:p text:style-name="P11"><text:span text:style-name="T1">QTY SEL</text:span> knob (left): Sets how many pulses will be sent<text:span text:style-name="T45"> while pickle is held in </text:span><text:span text:style-name="T3">RIPPLE</text:span><text:span text:style-name="T45"> mode</text:span>.<text:span text:style-name="T44"> <text:s/>OFF = 1.</text:span></text:p>
        </text:list-item>
        <text:list-item>
          <text:p text:style-name="P11"><text:span text:style-name="T1">DROP INTVL</text:span> (center): Sets the interval between the pulses.</text:p>
          <text:list>
            <text:list-item>
              <text:p text:style-name="P11"><text:span text:style-name="T1">MULT</text:span> switch controls whether interval is in milliseconds as shown (X1, up), or in tenths of a second (X10, down).</text:p>
            </text:list-item>
            <text:list-item>
              <text:p text:style-name="P11">E.g. 50 with MULT=X1 drops every 0.050 secs; with MULT=X10, drops every 0.50 secs.</text:p>
            </text:list-item>
          </text:list>
        </text:list-item>
        <text:list-item>
          <text:p text:style-name="P11"><text:span text:style-name="T1">MODE SEL</text:span> knob (right):</text:p>
          <text:list>
            <text:list-item>
              <text:p text:style-name="P11">Settings on <text:span text:style-name="T1">left side</text:span> of knob (<text:span text:style-name="T1">STEP</text:span>)<text:span text:style-name="T45"> sends 1 pulse per pickle press. <text:s/></text:span><text:span text:style-name="T3">Ignores QTY SEL</text:span><text:span text:style-name="T45">.</text:span></text:p>
            </text:list-item>
            <text:list-item>
              <text:p text:style-name="P11"><text:span text:style-name="T45">S</text:span>ettings on <text:span text:style-name="T1">right side</text:span> of knob (<text:span text:style-name="T1">RIPPLE</text:span>) send<text:span text:style-name="T45">s</text:span> <text:span text:style-name="T46">number of </text:span>pulses <text:span text:style-name="T45">up to </text:span><text:span text:style-name="T3">QTY SEL</text:span><text:span text:style-name="T45"> while pickle is held</text:span>.</text:p>
            </text:list-item>
            <text:list-item>
              <text:p text:style-name="P14">Pulses are distributed to stations as follows:</text:p>
              <text:list>
                <text:list-item>
                  <text:p text:style-name="P11"><text:span text:style-name="T1">SINGL</text:span><text:span text:style-name="T45"> ... </text:span><text:span text:style-name="T44">Rocket pods fire one at a time</text:span><text:span text:style-name="T45">.</text:span><text:span text:style-name="T44"> <text:s/>Rocket pods on the same station fire alternately.</text:span></text:p>
                </text:list-item>
                <text:list-item>
                  <text:p text:style-name="P11"><text:span text:style-name="T1">PAIRS</text:span><text:span text:style-name="T45"> ... </text:span><text:span text:style-name="T44">Rocket pods fire on paired stations simultaneously. <text:s/>Rocket pods on the same station fire alternately.</text:span><text:span text:style-name="T45"> <text:s/>Centerline station will not </text:span><text:span text:style-name="T44">fire</text:span><text:span text:style-name="T45"> anything in this mode.</text:span></text:p>
                </text:list-item>
                <text:list-item>
                  <text:p text:style-name="P11"><text:span text:style-name="T1">SALVO</text:span><text:span text:style-name="T45"> ... </text:span><text:span text:style-name="T44">All rocket pods fire simultaneously. <text:s/>Rocket pods on the same station both fire.</text:span></text:p>
                </text:list-item>
              </text:list>
            </text:list-item>
          </text:list>
        </text:list-item>
      </text:list>
      <text:p text:style-name="P9"/>
      <text:p text:style-name="P8">Rockets</text:p>
      <text:list xml:id="list3120397985" text:style-name="L10">
        <text:list-item>
          <text:p text:style-name="P30"><text:span text:style-name="T26">Gunsight depression</text:span><text:span text:style-name="T22"> ... </text:span><text:span text:style-name="T26">As needed</text:span></text:p>
        </text:list-item>
      </text:list>
      <text:list text:style-name="L14">
        <text:list-item>
          <text:list>
            <text:list-item>
              <text:p text:style-name="P27"><text:span text:style-name="T37">0 </text:span><text:span text:style-name="T38">mils</text:span><text:span text:style-name="T24"> works for steep diving attacks or close range, otherwise see depression table in built-in kneeboard.</text:span></text:p>
            </text:list-item>
          </text:list>
        </text:list-item>
      </text:list>
      <text:list xml:id="list82024611076971" text:continue-list="list3120397985" text:style-name="L10">
        <text:list-item>
          <text:p text:style-name="P31">Bomb <text:span text:style-name="T1">ARM</text:span> switch ... <text:span text:style-name="T5">TAIL</text:span> or <text:span text:style-name="T1">NOSE &amp; TAIL</text:span></text:p>
        </text:list-item>
        <text:list-item>
          <text:p text:style-name="P32"><text:span text:style-name="T37">S</text:span><text:span text:style-name="T26">tation Selector</text:span><text:span text:style-name="T22"> switches ... </text:span><text:span text:style-name="T26">READY</text:span><text:span text:style-name="T22"> for stations with rocket pods</text:span></text:p>
        </text:list-item>
        <text:list-item>
          <text:p text:style-name="P28"><text:span text:style-name="T37">Weapon Function Selector</text:span><text:span text:style-name="T24"> knob ... </text:span><text:span text:style-name="T37">GM UNARM</text:span><text:span text:style-name="T24"> (recommended) or ROCKETS</text:span></text:p>
        </text:list-item>
      </text:list>
      <text:list text:style-name="L11">
        <text:list-item>
          <text:list>
            <text:list-item>
              <text:p text:style-name="P15">If in <text:span text:style-name="T1">GM UNARM</text:span>, fire rockets with <text:span text:style-name="T1">Red Button</text:span> and gun with <text:span text:style-name="T1">Trigger</text:span>.</text:p>
            </text:list-item>
            <text:list-item>
              <text:p text:style-name="P15">If in ROCKETS, fire rockets with Trigger. <text:s/>If gun is armed, gun will also fire.</text:p>
            </text:list-item>
            <text:list-item>
              <text:p text:style-name="P15"><text:span text:style-name="T49">(</text:span>If in BOMB &amp; GM ARM, entire rocket pods will be pickled off the plane if stations are selected.<text:span text:style-name="T49">)</text:span></text:p>
            </text:list-item>
          </text:list>
        </text:list-item>
      </text:list>
      <text:list xml:id="list82025826396322" text:continue-list="list82024611076971" text:style-name="L10">
        <text:list-item>
          <text:p text:style-name="P33"><text:span text:style-name="T4">A</text:span><text:span text:style-name="T1">WRS setup</text:span> ... <text:span text:style-name="T1">As desired</text:span>, see above</text:p>
        </text:list-item>
        <text:list-item>
          <text:p text:style-name="P16">Fire with <text:span text:style-name="T4">Red Button</text:span><text:span text:style-name="T44"> if in </text:span><text:span text:style-name="T4">GM UNARM</text:span><text:span text:style-name="T44">, or fire with Trigger if in ROCKETS,</text:span><text:span text:style-name="T40"> which will also fire guns if armed</text:span><text:span text:style-name="T44">.</text:span></text:p>
        </text:list-item>
      </text:list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96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2-06T08:20:24.164000000</dc:date>
    <meta:editing-duration>PT23H36M41S</meta:editing-duration>
    <meta:editing-cycles>72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47" meta:word-count="534" meta:character-count="2780" meta:non-whitespace-character-count="2319"/>
  </office:meta>
</office:document-meta>
</file>